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6235b6"/>
    </style:style>
    <style:style style:name="P7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1" fo:font-size="10pt" officeooo:paragraph-rsid="003bd40d" style:font-size-asian="10pt" style:font-size-complex="10pt"/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55164b" officeooo:paragraph-rsid="005b0e2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64b761" officeooo:paragraph-rsid="0063c86a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0pt" officeooo:paragraph-rsid="006235b6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b0e20" fo:background-color="transparent" loext:char-shading-value="0"/>
    </style:style>
    <style:style style:name="T3" style:family="text">
      <style:text-properties officeooo:rsid="00652556" fo:background-color="transparent" loext:char-shading-value="0"/>
    </style:style>
    <style:style style:name="T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5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67489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679ae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<text:span text:style-name="T8">Asunto: Notificación de </text:span><text:span text:style-name="T9">a</text:span><text:span text:style-name="T10">cuerdo</text:span></text:p>
          </table:table-cell>
          <table:table-cell table:style-name="Tabla2.B1" office:value-type="string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14"/>
      <text:p text:style-name="P11"><text:span text:style-name="T1">Mediante la presente se notifica </text:span><text:span text:style-name="T3">el siguiente acto administrativo</text:span><text:span text:style-name="T2">:</text:span></text:p>
      <text:p text:style-name="P12">$$LISTA_DOC_NOTIFICAR$$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0</meta:editing-cycles>
    <meta:creation-date>2019-09-19T17:33:34.854000000</meta:creation-date>
    <meta:editing-duration>PT4H47M52S</meta:editing-duration>
    <meta:generator>LibreOffice/7.0.2.2$Windows_X86_64 LibreOffice_project/8349ace3c3162073abd90d81fd06dcfb6b36b994</meta:generator>
    <dc:date>2021-02-12T12:42:12.232000000</dc:date>
    <meta:document-statistic meta:table-count="1" meta:image-count="0" meta:object-count="0" meta:page-count="1" meta:paragraph-count="16" meta:word-count="48" meta:character-count="520" meta:non-whitespace-character-count="492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